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tserrat" svg:font-family="Montserrat, sans-serif"/>
    <style:font-face style:name="Open Sans" svg:font-family="'Open Sans', sans-serif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25.497cm" fo:margin-left="-0.007cm" fo:margin-top="0cm" fo:margin-bottom="0cm" style:page-number="auto" table:align="left" style:writing-mode="lr-tb"/>
    </style:style>
    <style:style style:name="Tabela1.A" style:family="table-column">
      <style:table-column-properties style:column-width="0.758cm"/>
    </style:style>
    <style:style style:name="Tabela1.B" style:family="table-column">
      <style:table-column-properties style:column-width="5.265cm"/>
    </style:style>
    <style:style style:name="Tabela1.C" style:family="table-column">
      <style:table-column-properties style:column-width="8.751cm"/>
    </style:style>
    <style:style style:name="Tabela1.D" style:family="table-column">
      <style:table-column-properties style:column-width="3.239cm"/>
    </style:style>
    <style:style style:name="Tabela1.E" style:family="table-column">
      <style:table-column-properties style:column-width="7.484cm"/>
    </style:style>
    <style:style style:name="Tabela1.1" style:family="table-row">
      <style:table-row-properties style:min-row-height="0.002cm" fo:keep-together="auto"/>
    </style:style>
    <style:style style:name="Tabela1.A1" style:family="table-cell">
      <style:table-cell-properties fo:background-color="#e6e6e6" fo:padding-left="0.009cm" fo:padding-right="0.018cm" fo:padding-top="0cm" fo:padding-bottom="0cm" fo:border="0.5pt solid #00000a">
        <style:background-image/>
      </style:table-cell-properties>
    </style:style>
    <style:style style:name="Tabela1.B1" style:family="table-cell">
      <style:table-cell-properties fo:background-color="#e6e6e6" fo:padding-left="0.079cm" fo:padding-right="0.088cm" fo:padding-top="0cm" fo:padding-bottom="0cm" fo:border="0.5pt solid #00000a">
        <style:background-image/>
      </style:table-cell-properties>
    </style:style>
    <style:style style:name="Tabela1.A2" style:family="table-cell">
      <style:table-cell-properties fo:background-color="#ffffff" fo:padding-left="0.009cm" fo:padding-right="0.018cm" fo:padding-top="0cm" fo:padding-bottom="0cm" fo:border="0.5pt solid #00000a">
        <style:background-image/>
      </style:table-cell-properties>
    </style:style>
    <style:style style:name="Tabela1.B2" style:family="table-cell">
      <style:table-cell-properties fo:background-color="#ffffff" fo:padding-left="0.079cm" fo:padding-right="0.088cm" fo:padding-top="0cm" fo:padding-bottom="0cm" fo:border="0.5pt solid #00000a">
        <style:background-image/>
      </style:table-cell-properties>
    </style:style>
    <style:style style:name="Tabela1.A23" style:family="table-cell">
      <style:table-cell-properties fo:background-color="#bfbfbf" fo:padding-left="0.009cm" fo:padding-right="0.018cm" fo:padding-top="0cm" fo:padding-bottom="0cm" fo:border="0.5pt solid #00000a">
        <style:background-image/>
      </style:table-cell-properties>
    </style:style>
    <style:style style:name="Tabela1.B23" style:family="table-cell">
      <style:table-cell-properties fo:background-color="#bfbfbf" fo:padding-left="0.079cm" fo:padding-right="0.088cm" fo:padding-top="0cm" fo:padding-bottom="0cm" fo:border="0.5pt solid #00000a">
        <style:background-image/>
      </style:table-cell-properties>
    </style:style>
    <style:style style:name="Tabela1.C23" style:family="table-cell">
      <style:table-cell-properties fo:background-color="#f2f2f2" fo:padding-left="0.079cm" fo:padding-right="0.088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22d641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style:font-name-asian="Arial2" style:font-name-complex="Arial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0pt" style:font-name-asian="Arial2" style:font-size-asian="10pt" style:font-name-complex="Arial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fo:font-size="10pt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fo:font-size="10pt" officeooo:rsid="001d901b" officeooo:paragraph-rsid="001d901b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fo:font-size="10pt" fo:language="en" fo:country="US" officeooo:rsid="001d901b" officeooo:paragraph-rsid="001d901b" style:font-size-asian="10pt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fo:font-size="10pt" fo:language="de" fo:country="DE" style:font-size-asian="10pt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0pt" style:font-name-asian="Calibri1" style:font-size-asian="10pt" style:font-name-complex="Calibri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0pt" officeooo:rsid="001d901b" officeooo:paragraph-rsid="001d901b" style:font-name-asian="Calibri1" style:font-size-asian="10pt" style:font-name-complex="Calibri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0pt" fo:language="en" fo:country="US" style:font-name-asian="Calibri1" style:font-size-asian="10pt" style:font-name-complex="Calibri1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2pt" style:font-name-asian="Calibri1" style:font-size-asian="12pt" style:font-name-complex="Calibri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fo:font-size="12pt" officeooo:rsid="001d901b" officeooo:paragraph-rsid="001d901b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fo:font-size="12pt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font-weight="bold" style:font-name-asian="Arial2" style:font-size-asian="10pt" style:font-weight-asian="bold" style:font-name-complex="Arial2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3pt" fo:language="de" fo:country="DE" fo:font-weight="normal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3pt" fo:font-weight="normal" style:font-name-asian="Calibri1" style:font-size-asian="13pt" style:font-weight-asian="normal" style:font-name-complex="Calibri1" style:font-size-complex="13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font-name="Arial1" fo:font-size="13pt" fo:font-weight="normal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Calibri" fo:font-size="9pt" style:font-name-asian="Calibri1" style:font-size-asian="9pt" style:font-name-complex="Calibri1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" fo:font-size="9pt" style:font-name-asian="Calibri1" style:font-size-asian="9pt" style:font-name-complex="Calibri1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4.842cm"/>
        </style:tab-stops>
      </style:paragraph-properties>
      <style:text-properties style:font-name="Calibri" fo:font-size="9pt" style:font-name-asian="Calibri1" style:font-size-asian="9pt" style:font-name-complex="Calibri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color="#111111" style:font-name="Calibri" fo:font-size="14pt" style:font-name-asian="Calibri1" style:font-size-asian="14pt" style:font-name-complex="Calibri1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111111" style:font-name="Calibri" fo:font-size="14pt" fo:font-weight="bold" officeooo:rsid="0023f7f2" officeooo:paragraph-rsid="0023f7f2" style:font-name-asian="Calibri1" style:font-size-asian="14pt" style:font-weight-asian="bold" style:font-name-complex="Calibri1" style:font-size-complex="14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111111"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111111" style:font-name="Calibri" fo:font-size="13pt" officeooo:rsid="00259f36" officeooo:paragraph-rsid="00259f36" style:font-name-asian="Calibri1" style:font-size-asian="13pt" style:font-name-complex="Calibri1" style:font-size-complex="13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111111" fo:font-size="14pt" style:font-size-asian="14pt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111111" fo:font-size="14pt" officeooo:paragraph-rsid="0020d1ed" style:font-size-asian="14pt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111111" fo:font-size="14pt" officeooo:rsid="0020d1ed" officeooo:paragraph-rsid="0020d1ed" style:font-size-asian="14pt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111111" fo:font-size="14pt" fo:font-weight="bold" style:font-size-asian="14pt" style:font-weight-asian="bold" style:font-size-complex="14pt" style:font-weight-complex="bold"/>
    </style:style>
    <style:style style:name="P32" style:family="paragraph" style:parent-style-name="Heading_20_1">
      <style:paragraph-properties fo:margin-top="0cm" fo:margin-bottom="0cm" loext:contextual-spacing="false" fo:line-height="100%"/>
      <style:text-properties fo:font-variant="normal" fo:text-transform="none" fo:color="#1b1d1e" style:font-name="Arial1" fo:font-size="13pt" fo:letter-spacing="normal" fo:font-style="normal" fo:font-weight="normal" officeooo:paragraph-rsid="0022d641" style:font-name-asian="Calibri1" style:font-size-asian="13pt" style:font-weight-asian="normal" style:font-name-complex="Calibri1" style:font-size-complex="13pt" style:font-weight-complex="normal"/>
    </style:style>
    <style:style style:name="P33" style:family="paragraph" style:parent-style-name="Heading_20_1">
      <style:paragraph-properties fo:margin-top="0cm" fo:margin-bottom="0cm" loext:contextual-spacing="false" fo:line-height="100%"/>
      <style:text-properties fo:font-variant="normal" fo:text-transform="none" fo:color="#1b1d1e" style:font-name="Arial1" fo:font-size="13pt" fo:letter-spacing="normal" fo:font-style="normal" fo:font-weight="normal" officeooo:paragraph-rsid="0023f7f2" style:font-size-asian="13pt" style:font-weight-asian="normal" style:font-size-complex="13pt" style:font-weight-complex="normal"/>
    </style:style>
    <style:style style:name="P34" style:family="paragraph" style:parent-style-name="Heading_20_1">
      <style:paragraph-properties fo:margin-top="0cm" fo:margin-bottom="0cm" loext:contextual-spacing="false" fo:line-height="100%"/>
      <style:text-properties fo:font-variant="normal" fo:text-transform="none" fo:color="#1b1d1e" style:font-name="Arial1" fo:font-size="13pt" fo:letter-spacing="normal" fo:font-style="normal" fo:font-weight="normal" officeooo:rsid="00257b9e" officeooo:paragraph-rsid="00257b9e" style:font-size-asian="13pt" style:font-weight-asian="normal" style:font-size-complex="13pt" style:font-weight-complex="normal"/>
    </style:style>
    <style:style style:name="P35" style:family="paragraph" style:parent-style-name="Heading_20_1">
      <style:paragraph-properties fo:margin-top="0cm" fo:margin-bottom="0cm" loext:contextual-spacing="false" fo:line-height="100%"/>
      <style:text-properties style:font-name="Arial1" fo:font-size="13pt" fo:font-weight="normal" officeooo:paragraph-rsid="0022d641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margin-top="0.106cm" fo:margin-bottom="0.106cm" loext:contextual-spacing="false"/>
      <style:text-properties style:font-name="Arial" fo:font-size="15pt" fo:font-weight="bold" style:font-name-asian="Arial2" style:font-size-asian="15pt" style:font-weight-asian="bold" style:font-name-complex="Arial2"/>
    </style:style>
    <style:style style:name="P37" style:family="paragraph" style:parent-style-name="Standard" style:master-page-name="Standard">
      <style:paragraph-properties fo:margin-top="0.106cm" fo:margin-bottom="0.106cm" loext:contextual-spacing="false" style:page-number="auto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2pt" style:text-underline-style="none" officeooo:rsid="00257b9e" officeooo:paragraph-rsid="00257b9e" style:font-name-asian="Calibri1" style:font-size-asian="12pt" style:font-name-complex="Calibri1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2pt" style:text-underline-style="none" officeooo:paragraph-rsid="00211bce" style:font-name-asian="Calibri1" style:font-size-asian="12pt" style:font-name-complex="Calibri1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0pt" officeooo:rsid="00277736" officeooo:paragraph-rsid="00277736" style:font-name-asian="Calibri1" style:font-size-asian="10pt" style:font-name-complex="Calibri1" style:font-size-complex="10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color="#000000" fo:font-size="12pt" style:text-underline-style="none" style:font-size-asian="12pt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color="#000000" fo:font-size="12pt" style:text-underline-style="none" officeooo:paragraph-rsid="0022d641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orphans="2" fo:widows="2" fo:text-indent="0.101cm" style:auto-text-indent="false" fo:background-color="transparent" style:writing-mode="lr-tb"/>
      <style:text-properties fo:color="#000000" fo:font-size="12pt" style:text-underline-style="none" officeooo:paragraph-rsid="0022d641" style:font-size-asian="12pt" style:font-size-complex="12pt"/>
    </style:style>
    <style:style style:name="P44" style:family="paragraph" style:parent-style-name="Heading_20_1">
      <style:paragraph-properties fo:margin-top="0cm" fo:margin-bottom="0cm" loext:contextual-spacing="false" fo:line-height="100%"/>
      <style:text-properties fo:font-variant="normal" fo:text-transform="none" fo:color="#1b1d1e" style:font-name="Arial1" fo:font-size="13pt" fo:letter-spacing="normal" fo:font-style="normal" fo:font-weight="normal" style:font-size-asian="13pt" style:font-weight-asian="normal" style:font-size-complex="13pt" style:font-weight-complex="normal"/>
    </style:style>
    <style:style style:name="P45" style:family="paragraph" style:parent-style-name="Heading_20_1">
      <style:paragraph-properties fo:margin-top="0cm" fo:margin-bottom="0cm" loext:contextual-spacing="false" fo:line-height="100%"/>
      <style:text-properties fo:font-variant="normal" fo:text-transform="none" fo:color="#1b1d1e" style:font-name="Arial1" fo:font-size="13pt" fo:letter-spacing="normal" fo:font-style="normal" fo:font-weight="normal" officeooo:paragraph-rsid="0022d641" style:font-size-asian="13pt" style:font-weight-asian="normal" style:font-size-complex="13pt" style:font-weight-complex="normal"/>
    </style:style>
    <style:style style:name="P46" style:family="paragraph" style:parent-style-name="Heading_20_1">
      <style:paragraph-properties fo:margin-top="0cm" fo:margin-bottom="0cm" loext:contextual-spacing="false" fo:line-height="100%"/>
      <style:text-properties fo:font-variant="normal" fo:text-transform="none" fo:color="#1b1d1e" style:font-name="Arial1" fo:font-size="13pt" fo:letter-spacing="normal" fo:font-style="normal" fo:font-weight="normal" officeooo:rsid="0022d641" officeooo:paragraph-rsid="0022d641" style:font-name-asian="Calibri1" style:font-size-asian="13pt" style:font-weight-asian="normal" style:font-name-complex="Calibri1" style:font-size-complex="13pt" style:font-weight-complex="normal"/>
    </style:style>
    <style:style style:name="P47" style:family="paragraph" style:parent-style-name="Heading_20_1">
      <style:paragraph-properties fo:margin-top="0cm" fo:margin-bottom="0cm" loext:contextual-spacing="false" fo:line-height="100%"/>
      <style:text-properties fo:font-variant="normal" fo:text-transform="none" fo:color="#1b1d1e" style:font-name="Arial1" fo:font-size="13pt" fo:letter-spacing="normal" fo:font-style="normal" fo:font-weight="normal" officeooo:paragraph-rsid="0022d641" style:font-name-asian="Calibri1" style:font-size-asian="13pt" style:font-weight-asian="normal" style:font-name-complex="Calibri1" style:font-size-complex="13pt" style:font-weight-complex="normal"/>
    </style:style>
    <style:style style:name="P48" style:family="paragraph" style:parent-style-name="Heading_20_1">
      <style:paragraph-properties fo:margin-top="0cm" fo:margin-bottom="0cm" loext:contextual-spacing="false" fo:line-height="100%"/>
      <style:text-properties fo:font-variant="normal" fo:text-transform="none" fo:color="#1b1d1e" style:font-name="Arial1" fo:font-size="13pt" fo:letter-spacing="normal" fo:language="en" fo:country="US" fo:font-style="normal" fo:font-weight="normal" officeooo:rsid="0020d1ed" officeooo:paragraph-rsid="0022d641" style:font-size-asian="13pt" style:font-weight-asian="normal" style:font-size-complex="13pt" style:font-weight-complex="normal"/>
    </style:style>
    <style:style style:name="P49" style:family="paragraph" style:parent-style-name="Heading_20_1">
      <style:paragraph-properties fo:margin-top="0cm" fo:margin-bottom="0cm" loext:contextual-spacing="false" fo:line-height="100%"/>
      <style:text-properties fo:color="#000000" style:font-name="Arial1" fo:font-size="13pt" fo:font-weight="normal" officeooo:paragraph-rsid="0022d641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font-name="Arial1" fo:font-size="13pt" fo:letter-spacing="normal" fo:font-style="normal" fo:font-weight="normal" style:font-size-asian="13pt" style:font-weight-asian="normal" style:font-size-complex="13pt" style:font-weight-complex="normal"/>
    </style:style>
    <style:style style:name="T1" style:family="text">
      <style:text-properties style:font-name="Arial" fo:font-size="12pt" style:font-name-asian="Arial2" style:font-size-asian="12pt" style:font-name-complex="Arial2"/>
    </style:style>
    <style:style style:name="T2" style:family="text">
      <style:text-properties style:font-name="Arial" fo:font-size="12pt" style:font-name-asian="Arial2" style:font-size-asian="12pt" style:font-name-complex="Arial2" style:font-weight-complex="bold"/>
    </style:style>
    <style:style style:name="T3" style:family="text">
      <style:text-properties style:font-name="Arial" fo:font-size="12pt" officeooo:rsid="00277736" style:font-name-asian="Arial2" style:font-size-asian="12pt" style:font-name-complex="Arial2"/>
    </style:style>
    <style:style style:name="T4" style:family="text">
      <style:text-properties style:font-name="Arial" fo:font-size="12pt" fo:font-weight="bold" style:font-name-asian="Arial2" style:font-size-asian="12pt" style:font-weight-asian="bold" style:font-name-complex="Arial2"/>
    </style:style>
    <style:style style:name="T5" style:family="text">
      <style:text-properties style:font-name="Arial" fo:font-size="12pt" fo:font-weight="bold" officeooo:rsid="00277736" style:font-name-asian="Arial2" style:font-size-asian="12pt" style:font-weight-asian="bold" style:font-name-complex="Arial2"/>
    </style:style>
    <style:style style:name="T6" style:family="text">
      <style:text-properties style:font-name="Arial" fo:font-size="14pt" fo:font-weight="bold" style:font-name-asian="Arial2" style:font-size-asian="14pt" style:font-weight-asian="bold" style:font-name-complex="Arial2"/>
    </style:style>
    <style:style style:name="T7" style:family="text">
      <style:text-properties style:font-name="Arial" fo:font-size="14pt" fo:font-weight="bold" officeooo:rsid="00277736" style:font-name-asian="Arial2" style:font-size-asian="14pt" style:font-weight-asian="bold" style:font-name-complex="Arial2"/>
    </style:style>
    <style:style style:name="T8" style:family="text">
      <style:text-properties style:font-name="Arial" fo:font-size="10pt" style:font-name-asian="Arial2" style:font-size-asian="10pt" style:font-name-complex="Arial2"/>
    </style:style>
    <style:style style:name="T9" style:family="text">
      <style:text-properties style:font-name="Arial" fo:font-size="10pt" fo:font-weight="bold" style:font-name-asian="Arial2" style:font-size-asian="10pt" style:font-weight-asian="bold" style:font-name-complex="Arial2"/>
    </style:style>
    <style:style style:name="T10" style:family="text">
      <style:text-properties fo:color="#000000"/>
    </style:style>
    <style:style style:name="T11" style:family="text">
      <style:text-properties fo:color="#000000" fo:font-size="10pt" fo:font-weight="bold" style:font-name-asian="Calibri1" style:font-size-asian="10pt" style:font-weight-asian="bold" style:font-name-complex="Calibri1" style:font-size-complex="10pt"/>
    </style:style>
    <style:style style:name="T12" style:family="text">
      <style:text-properties fo:color="#000000" fo:font-size="10pt" style:font-name-asian="Calibri1" style:font-size-asian="10pt" style:font-name-complex="Calibri1" style:font-size-complex="10pt"/>
    </style:style>
    <style:style style:name="T13" style:family="text">
      <style:text-properties fo:color="#000000" style:font-name="Calibri" fo:font-size="12pt" style:text-underline-style="none" style:font-name-asian="Calibri1" style:font-size-asian="12pt" style:font-name-complex="Calibri1" style:font-size-complex="12pt"/>
    </style:style>
    <style:style style:name="T14" style:family="text">
      <style:text-properties fo:color="#000000" style:font-name="Calibri" fo:font-size="12pt" style:text-underline-style="none" fo:background-color="transparent" loext:char-shading-value="0" style:font-name-asian="Calibri1" style:font-size-asian="12pt" style:font-name-complex="Calibri1" style:font-size-complex="12pt"/>
    </style:style>
    <style:style style:name="T15" style:family="text">
      <style:text-properties fo:color="#000000" style:font-name="Calibri" fo:font-size="12pt" style:text-underline-style="none" officeooo:rsid="0020d1ed" fo:background-color="transparent" loext:char-shading-value="0" style:font-name-asian="Calibri1" style:font-size-asian="12pt" style:font-name-complex="Calibri1" style:font-size-complex="12pt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fo:color="#000000" fo:font-size="12pt" style:text-underline-style="none" style:font-size-asian="12pt" style:font-size-complex="12pt"/>
    </style:style>
    <style:style style:name="T18" style:family="text">
      <style:text-properties fo:color="#000000" fo:font-size="12pt" style:text-underline-style="none" officeooo:rsid="0022d641" style:font-size-asian="12pt" style:font-size-complex="12pt"/>
    </style:style>
    <style:style style:name="T19" style:family="text">
      <style:text-properties fo:color="#000000" fo:font-size="12pt" style:text-underline-style="none" fo:background-color="transparent" loext:char-shading-value="0" style:font-size-asian="12pt" style:font-size-complex="12pt"/>
    </style:style>
    <style:style style:name="T20" style:family="text">
      <style:text-properties fo:color="#000000" fo:font-size="12pt" style:text-underline-style="none" officeooo:rsid="0022d641" fo:background-color="transparent" loext:char-shading-value="0" style:font-size-asian="12pt" style:font-size-complex="12pt"/>
    </style:style>
    <style:style style:name="T21" style:family="text">
      <style:text-properties fo:color="#000000" style:text-underline-style="none"/>
    </style:style>
    <style:style style:name="T22" style:family="text">
      <style:text-properties fo:font-variant="normal" fo:text-transform="none" style:font-name="Montserrat" fo:letter-spacing="normal" fo:font-style="normal"/>
    </style:style>
    <style:style style:name="T23" style:family="text">
      <style:text-properties fo:font-variant="normal" fo:text-transform="none" style:font-name="Montserrat" fo:letter-spacing="normal" fo:font-style="normal" fo:font-weight="bold"/>
    </style:style>
    <style:style style:name="T24" style:family="text">
      <style:text-properties fo:font-variant="normal" fo:text-transform="none" style:font-name="Montserrat" fo:letter-spacing="normal" fo:font-style="normal" fo:font-weight="bold" loext:padding="0cm" loext:border="none"/>
    </style:style>
    <style:style style:name="T25" style:family="text">
      <style:text-properties fo:font-variant="normal" fo:text-transform="none" style:font-name="Montserrat" fo:letter-spacing="normal" fo:font-style="normal" loext:padding="0cm" loext:border="none"/>
    </style:style>
    <style:style style:name="T26" style:family="text">
      <style:text-properties fo:font-variant="normal" fo:text-transform="none" fo:letter-spacing="normal"/>
    </style:style>
    <style:style style:name="T27" style:family="text">
      <style:text-properties fo:font-variant="normal" fo:text-transform="none" style:font-name="Open Sans" fo:letter-spacing="normal" fo:font-style="normal" fo:font-weight="normal"/>
    </style:style>
    <style:style style:name="T28" style:family="text">
      <style:text-properties fo:font-variant="normal" fo:text-transform="none" style:font-name="Open Sans" fo:letter-spacing="normal" fo:font-style="normal" fo:font-weight="normal" style:font-name-asian="Calibri1" style:font-name-complex="Calibri1"/>
    </style:style>
    <style:style style:name="T29" style:family="text">
      <style:text-properties fo:font-variant="normal" fo:text-transform="none" style:font-name="Open Sans" fo:letter-spacing="normal" fo:font-style="normal" fo:font-weight="normal" officeooo:rsid="0020d1ed" fo:background-color="transparent" loext:char-shading-value="0"/>
    </style:style>
    <style:style style:name="T30" style:family="text">
      <style:text-properties fo:font-variant="normal" fo:text-transform="none" style:font-name="Calibri" fo:letter-spacing="normal" style:font-name-asian="Calibri1" style:font-name-complex="Calibri1"/>
    </style:style>
    <style:style style:name="T31" style:family="text">
      <style:text-properties officeooo:rsid="00211bce"/>
    </style:style>
    <style:style style:name="T32" style:family="text">
      <style:text-properties officeooo:rsid="0022d641"/>
    </style:style>
    <style:style style:name="T33" style:family="text">
      <style:text-properties style:font-name="Calibri" style:font-name-asian="Calibri1" style:font-name-complex="Calibri1"/>
    </style:style>
    <style:style style:name="T34" style:family="text">
      <style:text-properties style:font-name="Calibri" officeooo:rsid="0020d1ed" fo:background-color="transparent" loext:char-shading-value="0" style:font-name-asian="Calibri1" style:font-name-complex="Calibri1"/>
    </style:style>
    <style:style style:name="T35" style:family="text">
      <style:text-properties officeooo:rsid="0023f7f2"/>
    </style:style>
    <style:style style:name="T36" style:family="text">
      <style:text-properties officeooo:rsid="0020d1ed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2">Imię i nazwisko</text:span><text:span text:style-name="T4">: </text:span><text:span text:style-name="T5">Joachim Ufnal</text:span><text:span text:style-name="T6"> <text:s text:c="14"/><text:tab/><text:tab/>kl1</text:span><text:span text:style-name="T7">PIN</text:span><text:span text:style-name="T6">g</text:span><text:span text:style-name="T7">r2</text:span><text:span text:style-name="T6"><text:tab/><text:tab/></text:span><text:span text:style-name="T1">2019-11-</text:span><text:span text:style-name="T3">10</text:span></text:p>
      <text:p text:style-name="P36">Komponenty do złożenia komputera PC</text:p>
      <text:p text:style-name="P6">Uzupełnij ten arkusz.</text:p>
      <text:p text:style-name="P2"><text:span text:style-name="T8">W tym arkuszu będziesz używał Internetu, gazety i lokalnych sklepów, aby zebrać informacje na temat sprzętu komputerowego. Przejdź się po sklepach i w tabeli poniżej, zapisz markę, model, cechy i koszt komponentów, z których złożysz</text:span><text:span text:style-name="T9"> kompletny komputer</text:span><text:span text:style-name="T8">.</text:span>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7">Lp.</text:p>
          </table:table-cell>
          <table:table-cell table:style-name="Tabela1.B1" office:value-type="string">
            <text:p text:style-name="P17">Komponent</text:p>
            <text:p text:style-name="P17">Marka i numer PN</text:p>
          </table:table-cell>
          <table:table-cell table:style-name="Tabela1.B1" office:value-type="string">
            <text:p text:style-name="P17">Właściwości / parametry</text:p>
          </table:table-cell>
          <table:table-cell table:style-name="Tabela1.B1" office:value-type="string">
            <text:p text:style-name="P17">Koszt</text:p>
          </table:table-cell>
          <table:table-cell table:style-name="Tabela1.B1" office:value-type="string">
            <text:p text:style-name="P17">Link</text:p>
          </table:table-cell>
        </table:table-row>
        <table:table-row table:style-name="Tabela1.1">
          <table:table-cell table:style-name="Tabela1.A2" office:value-type="string">
            <text:p text:style-name="P8">1.</text:p>
          </table:table-cell>
          <table:table-cell table:style-name="Tabela1.B2" office:value-type="string">
            <text:h text:style-name="P45" text:outline-level="1">Intel </text:h>
            <text:h text:style-name="P45" text:outline-level="1">Core i7-9700K</text:h>
          </table:table-cell>
          <table:table-cell table:style-name="Tabela1.B2" office:value-type="string">
            <text:p text:style-name="P41">typ gniazda Socket 1151, ilość rdzeni 8 szt. </text:p>
          </table:table-cell>
          <table:table-cell table:style-name="Tabela1.B2" office:value-type="string">
            <text:p text:style-name="P28"><text:span text:style-name="T23">1 799</text:span><text:span text:style-name="T24">zł</text:span> </text:p>
          </table:table-cell>
          <table:table-cell table:style-name="Tabela1.B2" office:value-type="string">
            <text:p text:style-name="P23"><text:a xlink:type="simple" xlink:href="https://www.komputronik.pl/product/555039/intel-core-i7-9700k.html" text:style-name="Internet_20_link" text:visited-style-name="Visited_20_Internet_20_Link">https://www.komputronik.pl/product/555039/intel-core-i7-9700k.html</text:a> </text:p>
          </table:table-cell>
        </table:table-row>
        <table:table-row table:style-name="Tabela1.1">
          <table:table-cell table:style-name="Tabela1.A2" office:value-type="string">
            <text:p text:style-name="P15">2.</text:p>
          </table:table-cell>
          <table:table-cell table:style-name="Tabela1.B2" office:value-type="string">
            <text:h text:style-name="P44" text:outline-level="1">PNY Quadro P5000 16GB</text:h>
          </table:table-cell>
          <table:table-cell table:style-name="Tabela1.B2" office:value-type="string">
            <text:p text:style-name="P41"><text:span text:style-name="T28">typ złącza</text:span><text:span text:style-name="T30"> </text:span><text:span text:style-name="T28">: PCI-Express x16</text:span><text:span text:style-name="T33"> <text:s/></text:span><text:span text:style-name="T27">producent chipsetu</text:span><text:span text:style-name="T26"> </text:span><text:span text:style-name="T27">: NVIDIA</text:span> </text:p>
          </table:table-cell>
          <table:table-cell table:style-name="Tabela1.B2" office:value-type="string">
            <text:p text:style-name="P24"><text:span text:style-name="T23">7 490</text:span><text:span text:style-name="T24">zł</text:span> </text:p>
          </table:table-cell>
          <table:table-cell table:style-name="Tabela1.B2" office:value-type="string">
            <text:p text:style-name="P21"><text:a xlink:type="simple" xlink:href="https://www.komputronik.pl/product/385218/pny-quadro-p5000-16gb.html" text:style-name="Internet_20_link" text:visited-style-name="Visited_20_Internet_20_Link">https://www.komputronik.pl/product/385218/pny-quadro-p5000-16gb.html</text:a> </text:p>
          </table:table-cell>
        </table:table-row>
        <table:table-row table:style-name="Tabela1.1">
          <table:table-cell table:style-name="Tabela1.A2" office:value-type="string">
            <text:p text:style-name="P12">3.</text:p>
          </table:table-cell>
          <table:table-cell table:style-name="Tabela1.B2" office:value-type="string">
            <text:h text:style-name="P46" text:outline-level="1">AORUS</text:h>
            <text:h text:style-name="P32" text:outline-level="1">Gigabyte Z390 AORUS XTREME</text:h>
          </table:table-cell>
          <table:table-cell table:style-name="Tabela1.B2" office:value-type="string">
            <text:p text:style-name="P4"><text:span text:style-name="T17">typ obsługiwanej </text:span><text:a xlink:type="simple" xlink:href="https://www.komputronik.pl/category/437/pamiec-ram.html" office:target-frame-name="_blank" xlink:show="new" text:style-name="Internet_20_link" text:visited-style-name="Visited_20_Internet_20_Link"><text:span text:style-name="T21">pamięci</text:span></text:a><text:span text:style-name="T19"> </text:span><text:span text:style-name="T17">DDR4-2400 o</text:span></text:p>
            <text:p text:style-name="P4"><text:span text:style-name="T17">sługiwan</text:span><text:span text:style-name="T18">y</text:span><text:span text:style-name="T17"> typ </text:span><text:a xlink:type="simple" xlink:href="https://www.komputronik.pl/category/401/procesory.html" office:target-frame-name="_blank" xlink:show="new" text:style-name="Internet_20_link" text:visited-style-name="Visited_20_Internet_20_Link"><text:span text:style-name="T19">procesor</text:span></text:a><text:span text:style-name="T20">a </text:span><text:span text:style-name="T17">Intel Core i7-9XXX </text:span></text:p>
            <text:p text:style-name="P43">złącza PCI-E PCI-Express x16 </text:p>
            <text:p text:style-name="P42">złącza na płycie głównej gniazdo M.2 </text:p>
          </table:table-cell>
          <table:table-cell table:style-name="Tabela1.B2" office:value-type="string">
            <text:p text:style-name="P28"><text:span text:style-name="T23">2 649</text:span><text:span text:style-name="T24">zł</text:span> </text:p>
          </table:table-cell>
          <table:table-cell table:style-name="Tabela1.B2" office:value-type="string">
            <text:p text:style-name="P22"><text:a xlink:type="simple" xlink:href="https://www.komputronik.pl/product/594627/gigabyte-z390-aorus-xtreme.html" text:style-name="Internet_20_link" text:visited-style-name="Visited_20_Internet_20_Link">https://www.komputronik.pl/product/594627/gigabyte-z390-aorus-xtreme.html</text:a> </text:p>
          </table:table-cell>
        </table:table-row>
        <table:table-row table:style-name="Tabela1.1">
          <table:table-cell table:style-name="Tabela1.A2" office:value-type="string">
            <text:p text:style-name="P9">4.</text:p>
          </table:table-cell>
          <table:table-cell table:style-name="Tabela1.B2" office:value-type="string">
            <text:h text:style-name="P48" text:outline-level="1">Kingston </text:h>
            <text:h text:style-name="P48" text:outline-level="1">Intel Validated 32GB</text:h>
          </table:table-cell>
          <table:table-cell table:style-name="Tabela1.B2" office:value-type="string">
            <text:p text:style-name="P4"><text:span text:style-name="T13">rodzaj </text:span><text:a xlink:type="simple" xlink:href="https://www.komputronik.pl/category/437/pamiec-ram.html" office:target-frame-name="_blank" xlink:show="new" text:style-name="Internet_20_link" text:visited-style-name="Visited_20_Internet_20_Link"><text:span text:style-name="T21">pamięci</text:span></text:a><text:span text:style-name="T14"> </text:span><text:span text:style-name="T15">DIMM <text:s/></text:span></text:p>
            <text:p text:style-name="P42"><text:span text:style-name="T34">standard </text:span><text:span text:style-name="T29">DDR4-2400</text:span><text:span text:style-name="T36"> </text:span></text:p>
          </table:table-cell>
          <table:table-cell table:style-name="Tabela1.B2" office:value-type="string">
            <text:p text:style-name="P29"><text:span text:style-name="T23">1 809</text:span><text:span text:style-name="T24">zł</text:span> </text:p>
          </table:table-cell>
          <table:table-cell table:style-name="Tabela1.B2" office:value-type="string">
            <text:p text:style-name="P21"><text:a xlink:type="simple" xlink:href="https://www.komputronik.pl/product/351962/kingston-intel-validated-32gb-1x32gb-2400mhz-ddr4-cl17-dimm-.html" text:style-name="Internet_20_link" text:visited-style-name="Visited_20_Internet_20_Link">https://www.komputronik.pl/product/351962/kingston-intel-validated-32gb-1x32gb-2400mhz-ddr4-cl17-dimm-.html</text:a> </text:p>
          </table:table-cell>
        </table:table-row>
        <table:table-row table:style-name="Tabela1.1">
          <table:table-cell table:style-name="Tabela1.A2" office:value-type="string">
            <text:p text:style-name="P12">5.</text:p>
          </table:table-cell>
          <table:table-cell table:style-name="Tabela1.B2" office:value-type="string">
            <text:h text:style-name="P32" text:outline-level="1">Samsung </text:h>
            <text:h text:style-name="P32" text:outline-level="1">970 Evo Plus M.2 500GB</text:h>
          </table:table-cell>
          <table:table-cell table:style-name="Tabela1.B2" office:value-type="string">
            <text:p text:style-name="P2"><text:span text:style-name="T13">Interfejs M.2 </text:span><text:span text:style-name="T17">typ </text:span><text:a xlink:type="simple" xlink:href="https://www.komputronik.pl/search-filter/857/dyski-ssd" text:style-name="Internet_20_link" text:visited-style-name="Visited_20_Internet_20_Link"><text:span text:style-name="T19">SSD</text:span></text:a><text:span text:style-name="T17"> </text:span></text:p>
          </table:table-cell>
          <table:table-cell table:style-name="Tabela1.B2" office:value-type="string">
            <text:p text:style-name="P30"><text:span text:style-name="T23">599</text:span><text:span text:style-name="T24">zł</text:span> </text:p>
          </table:table-cell>
          <table:table-cell table:style-name="Tabela1.B2" office:value-type="string">
            <text:p text:style-name="P22"><text:a xlink:type="simple" xlink:href="https://www.komputronik.pl/product/600896/samsung-970-evo-plus-m-2-500gb.html" text:style-name="Internet_20_link" text:visited-style-name="Visited_20_Internet_20_Link">https://www.komputronik.pl/product/600896/samsung-970-evo-plus-m-2-500gb.html</text:a> </text:p>
          </table:table-cell>
        </table:table-row>
        <table:table-row table:style-name="Tabela1.1">
          <table:table-cell table:style-name="Tabela1.A2" office:value-type="string">
            <text:p text:style-name="P8">6.</text:p>
          </table:table-cell>
          <table:table-cell table:style-name="Tabela1.B2" office:value-type="string">
            <text:h text:style-name="P34" text:outline-level="1">Corsair Obsidian Series 1000D</text:h>
            <text:p text:style-name="P50"/>
          </table:table-cell>
          <table:table-cell table:style-name="Tabela1.B2" office:value-type="string">
            <text:p text:style-name="P38">ość kieszeni 3.5 wewn.5 szt.<text:line-break/>ilość kieszeni 2.5 wewn.6 szt. </text:p>
            <text:p text:style-name="P38">szerokość 505 mm<text:line-break/>wysokość 800 mm<text:line-break/>głębokość 800 mm </text:p>
          </table:table-cell>
          <table:table-cell table:style-name="Tabela1.B2" office:value-type="string">
            <text:p text:style-name="P27"><text:span text:style-name="T23">2 449</text:span><text:span text:style-name="T24">zł</text:span> </text:p>
          </table:table-cell>
          <table:table-cell table:style-name="Tabela1.B2" office:value-type="string">
            <text:p text:style-name="P22"><text:a xlink:type="simple" xlink:href="https://www.komputronik.pl/product/658747/corsair-obsidian-series-1000d.html" text:style-name="Internet_20_link" text:visited-style-name="Visited_20_Internet_20_Link">https://www.komputronik.pl/product/658747/corsair-obsidian-series-1000d.html</text:a> </text:p>
          </table:table-cell>
        </table:table-row>
        <table:table-row table:style-name="Tabela1.1">
          <table:table-cell table:style-name="Tabela1.A2" office:value-type="string">
            <text:p text:style-name="P12">7.</text:p>
          </table:table-cell>
          <table:table-cell table:style-name="Tabela1.B2" office:value-type="string">
            <text:h text:style-name="P32" text:outline-level="1">SilentiumPC</text:h>
            <text:h text:style-name="P32" text:outline-level="1"><text:s/>Navis RGB 240</text:h>
          </table:table-cell>
          <table:table-cell table:style-name="Tabela1.B2" office:value-type="string">
            <text:p text:style-name="P41"><text:span text:style-name="T31">Za</text:span>stosowanie Socket Socket 1151 </text:p>
          </table:table-cell>
          <table:table-cell table:style-name="Tabela1.B2" office:value-type="string">
            <text:p text:style-name="P28"><text:span text:style-name="T23">309</text:span><text:span text:style-name="T24">zł</text:span> </text:p>
          </table:table-cell>
          <table:table-cell table:style-name="Tabela1.B2" office:value-type="string">
            <text:p text:style-name="P22"><text:a xlink:type="simple" xlink:href="https://www.komputronik.pl/product/595354/silentiumpc-navis-rgb-240.html" text:style-name="Internet_20_link" text:visited-style-name="Visited_20_Internet_20_Link">https://www.komputronik.pl/product/595354/silentiumpc-navis-rgb-240.html</text:a> </text:p>
          </table:table-cell>
        </table:table-row>
        <table:table-row table:style-name="Tabela1.1">
          <table:table-cell table:style-name="Tabela1.A2" office:value-type="string">
            <text:p text:style-name="P8">8.</text:p>
          </table:table-cell>
          <table:table-cell table:style-name="Tabela1.B2" office:value-type="string">
            <text:h text:style-name="P49" text:outline-level="1">be quiet! </text:h>
            <text:h text:style-name="P35" text:outline-level="1"><text:span text:style-name="T10">Pure Power </text:span><text:span text:style-name="T16">11 600W </text:span><text:span text:style-name="T10">CM</text:span></text:h>
          </table:table-cell>
          <table:table-cell table:style-name="Tabela1.B2" office:value-type="string">
            <text:p text:style-name="P39">Moc 600 W </text:p>
          </table:table-cell>
          <table:table-cell table:style-name="Tabela1.B2" office:value-type="string">
            <text:p text:style-name="P25"><text:span text:style-name="T22">379</text:span><text:span text:style-name="T25">zł</text:span> </text:p>
          </table:table-cell>
          <table:table-cell table:style-name="Tabela1.B2" office:value-type="string">
            <text:p text:style-name="P21"><text:a xlink:type="simple" xlink:href="https://www.komputronik.pl/product/569542/be-quiet-pure-power-11-600w-cm.html" text:style-name="Internet_20_link" text:visited-style-name="Visited_20_Internet_20_Link">https://www.komputronik.pl/product/569542/be-quiet-pure-power-11-600w-cm.html</text:a> </text:p>
          </table:table-cell>
        </table:table-row>
        <text:soft-page-break/>
        <table:table-row table:style-name="Tabela1.1">
          <table:table-cell table:style-name="Tabela1.A2" office:value-type="string">
            <text:p text:style-name="P12">9.</text:p>
          </table:table-cell>
          <table:table-cell table:style-name="Tabela1.B2" office:value-type="string">
            <text:h text:style-name="P32" text:outline-level="1">Roccat</text:h>
            <text:h text:style-name="P32" text:outline-level="1">Vulcan 100 AIMO</text:h>
            <text:p text:style-name="P19"/>
          </table:table-cell>
          <table:table-cell table:style-name="Tabela1.B2" office:value-type="string">
            <text:p text:style-name="P41"><text:span text:style-name="T35">I</text:span>nterfejs USB </text:p>
          </table:table-cell>
          <table:table-cell table:style-name="Tabela1.B2" office:value-type="string">
            <text:p text:style-name="P31"><text:span text:style-name="T22">589</text:span><text:span text:style-name="T25">z</text:span><text:span text:style-name="T32">ł</text:span></text:p>
          </table:table-cell>
          <table:table-cell table:style-name="Tabela1.B2" office:value-type="string">
            <text:p text:style-name="P22"><text:a xlink:type="simple" xlink:href="https://www.komputronik.pl/product/597959/roccat-vulcan-100-aimo.html" text:style-name="Internet_20_link" text:visited-style-name="Visited_20_Internet_20_Link">https://www.komputronik.pl/product/597959/roccat-vulcan-100-aimo.html</text:a> </text:p>
          </table:table-cell>
        </table:table-row>
        <table:table-row table:style-name="Tabela1.1">
          <table:table-cell table:style-name="Tabela1.A2" office:value-type="string">
            <text:p text:style-name="P8">10.</text:p>
          </table:table-cell>
          <table:table-cell table:style-name="Tabela1.B2" office:value-type="string">
            <text:h text:style-name="P33" text:outline-level="1">Logitech </text:h>
            <text:h text:style-name="P33" text:outline-level="1">G502 Lightspeed</text:h>
            <text:p text:style-name="P20"/>
          </table:table-cell>
          <table:table-cell table:style-name="Tabela1.B2" office:value-type="string">
            <text:p text:style-name="P14"/>
          </table:table-cell>
          <table:table-cell table:style-name="Tabela1.B2" office:value-type="string">
            <text:p text:style-name="P26"><text:span text:style-name="T22">549</text:span><text:span text:style-name="T25">zł</text:span> </text:p>
          </table:table-cell>
          <table:table-cell table:style-name="Tabela1.B2" office:value-type="string">
            <text:p text:style-name="P21"><text:a xlink:type="simple" xlink:href="https://www.komputronik.pl/product/631530/logitech-g502-lightspeed.html" text:style-name="Internet_20_link" text:visited-style-name="Visited_20_Internet_20_Link">https://www.komputronik.pl/product/631530/logitech-g502-lightspeed.html</text:a> </text:p>
          </table:table-cell>
        </table:table-row>
        <table:table-row table:style-name="Tabela1.1">
          <table:table-cell table:style-name="Tabela1.A2" office:value-type="string">
            <text:p text:style-name="P12">12.</text:p>
          </table:table-cell>
          <table:table-cell table:style-name="Tabela1.B2" office:value-type="string">
            <text:p text:style-name="P19"/>
          </table:table-cell>
          <table:table-cell table:style-name="Tabela1.B2" office:value-type="string">
            <text:p text:style-name="P16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22"/>
          </table:table-cell>
        </table:table-row>
        <table:table-row table:style-name="Tabela1.1">
          <table:table-cell table:style-name="Tabela1.A2" office:value-type="string">
            <text:p text:style-name="P8">13.</text:p>
          </table:table-cell>
          <table:table-cell table:style-name="Tabela1.B2" office:value-type="string">
            <text:p text:style-name="P20"/>
          </table:table-cell>
          <table:table-cell table:style-name="Tabela1.B2" office:value-type="string">
            <text:p text:style-name="P14"/>
          </table:table-cell>
          <table:table-cell table:style-name="Tabela1.B2" office:value-type="string">
            <text:p text:style-name="P11"/>
          </table:table-cell>
          <table:table-cell table:style-name="Tabela1.B2" office:value-type="string">
            <text:p text:style-name="P21"/>
          </table:table-cell>
        </table:table-row>
        <table:table-row table:style-name="Tabela1.1">
          <table:table-cell table:style-name="Tabela1.A2" office:value-type="string">
            <text:p text:style-name="P12">14.</text:p>
          </table:table-cell>
          <table:table-cell table:style-name="Tabela1.B2" office:value-type="string">
            <text:p text:style-name="P19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22"/>
          </table:table-cell>
        </table:table-row>
        <table:table-row table:style-name="Tabela1.1">
          <table:table-cell table:style-name="Tabela1.A2" office:value-type="string">
            <text:p text:style-name="P8">15.</text:p>
          </table:table-cell>
          <table:table-cell table:style-name="Tabela1.B2" office:value-type="string">
            <text:p text:style-name="P20"/>
          </table:table-cell>
          <table:table-cell table:style-name="Tabela1.B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B2" office:value-type="string">
            <text:p text:style-name="P2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9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22"/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B2" office:value-type="string">
            <text:p text:style-name="P20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1"/>
          </table:table-cell>
          <table:table-cell table:style-name="Tabela1.B2" office:value-type="string">
            <text:p text:style-name="P2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9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22"/>
          </table:table-cell>
        </table:table-row>
        <table:table-row table:style-name="Tabela1.1">
          <table:table-cell table:style-name="Tabela1.A2" office:value-type="string">
            <text:p text:style-name="P10"/>
          </table:table-cell>
          <table:table-cell table:style-name="Tabela1.B2" office:value-type="string">
            <text:p text:style-name="P18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1"/>
          </table:table-cell>
          <table:table-cell table:style-name="Tabela1.B2" office:value-type="string">
            <text:p text:style-name="P2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9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22"/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B2" office:value-type="string">
            <text:p text:style-name="P20"/>
          </table:table-cell>
          <table:table-cell table:style-name="Tabela1.B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B2" office:value-type="string">
            <text:p text:style-name="P2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7"/>
          </table:table-cell>
          <table:table-cell table:style-name="Tabela1.B2" office:value-type="string">
            <text:p text:style-name="P22"/>
          </table:table-cell>
        </table:table-row>
        <table:table-row table:style-name="Tabela1.1">
          <table:table-cell table:style-name="Tabela1.A23" office:value-type="string">
            <text:p text:style-name="P7"/>
          </table:table-cell>
          <table:table-cell table:style-name="Tabela1.B23" office:value-type="string">
            <text:p text:style-name="P7"/>
          </table:table-cell>
          <table:table-cell table:style-name="Tabela1.C23" office:value-type="string">
            <text:p text:style-name="P3"><text:span text:style-name="T11">Razem</text:span><text:span text:style-name="T12"> (koszt zestawu):</text:span></text:p>
          </table:table-cell>
          <table:table-cell table:style-name="Tabela1.B2" office:value-type="string">
            <text:p text:style-name="P40">18 621zł</text:p>
          </table:table-cell>
          <table:table-cell table:style-name="Tabela1.B23" office:value-type="string">
            <text:p text:style-name="P2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tserrat" svg:font-family="Montserrat, sans-serif"/>
    <style:font-face style:name="Open Sans" svg:font-family="'Open Sans', sans-serif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Segoe UI" style:font-size-asian="11pt" style:language-asian="pl" style:country-asian="PL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false" style:font-name-asian="Segoe UI" style:font-size-asian="11pt" style:language-asian="pl" style:country-asian="PL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14</meta:editing-cycles>
    <meta:creation-date>2016-10-11T13:19:00</meta:creation-date>
    <dc:date>2019-11-10T21:35:22.044000000</dc:date>
    <dc:language>pl-PL</dc:language>
    <meta:editing-duration>PT23H14M25S</meta:editing-duration>
    <meta:generator>LibreOffice/6.3.3.2$Windows_x86 LibreOffice_project/a64200df03143b798afd1ec74a12ab50359878ed</meta:generator>
    <meta:document-statistic meta:table-count="1" meta:image-count="0" meta:object-count="0" meta:page-count="2" meta:paragraph-count="78" meta:word-count="226" meta:character-count="2070" meta:non-whitespace-character-count="1865"/>
    <meta:user-defined meta:name="AppVersion">16.0000</meta:user-defined>
    <meta:user-defined meta:name="Company">ZS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